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fill="gradient" draw:fill-color="#ffffff" draw:fill-gradient-name="Gradient_20_71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="gradient" draw:fill-color="#b88080" draw:fill-gradient-name="Gradient_20_71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gradient" draw:fill-color="#19aaaa" draw:fill-gradient-name="Gradient_20_71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normal" style:font-weight-asian="normal" style:font-weight-complex="normal"/>
    </style:style>
    <style:style style:name="P3" style:family="paragraph">
      <style:paragraph-properties fo:text-align="center"/>
      <style:text-properties fo:color="#000000" fo:text-shadow="none" fo:font-weight="normal" style:font-weight-asian="normal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1cm" svg:y1="7.315cm" svg:x2="15.832cm" svg:y2="7.315cm">
          <text:p/>
        </draw:line>
        <draw:line draw:style-name="gr2" draw:text-style-name="P1" draw:layer="layout" svg:x1="4.875cm" svg:y1="6.08cm" svg:x2="9.955cm" svg:y2="6.08cm">
          <text:p text:style-name="P1">mi</text:p>
        </draw:line>
        <draw:connector draw:style-name="gr3" draw:text-style-name="P1" draw:layer="layout" svg:x1="10.132cm" svg:y1="4.227cm" svg:x2="10.143cm" svg:y2="6.279cm" draw:start-shape="id1" draw:start-glue-point="2" svg:d="m10132 4227v1328h11v724">
          <text:p/>
        </draw:connector>
        <draw:line draw:style-name="gr1" draw:text-style-name="P1" draw:layer="layout" svg:x1="4.81cm" svg:y1="5.515cm" svg:x2="9.89cm" svg:y2="5.515cm">
          <text:p/>
        </draw:line>
        <draw:custom-shape draw:style-name="gr4" draw:text-style-name="P1" xml:id="id3" draw:id="id3" draw:layer="layout" svg:width="4.762cm" svg:height="2.167cm" svg:x="13.653cm" svg:y="2.06cm">
          <text:p text:style-name="P1">Process St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445cm" svg:height="2.167cm" svg:x="7.91cm" svg:y="2.06cm">
          <text:p text:style-name="P1"><text:span text:style-name="T1">Method </text:span></text:p>
          <text:p text:style-name="P1"><text:span text:style-name="T1">Inv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38cm" svg:height="1.652cm" svg:x="2.37cm" svg:y="2.575cm">
          <text:p text:style-name="P1"><text:span text:style-name="T2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56cm" svg:y1="4.227cm" svg:x2="4.56cm" svg:y2="8.291cm" draw:start-shape="id2" draw:start-glue-point="2" svg:d="m4560 4227v4064">
          <text:p/>
        </draw:connector>
        <draw:connector draw:style-name="gr7" draw:text-style-name="P1" draw:layer="layout" svg:x1="16.034cm" svg:y1="4.227cm" svg:x2="16.042cm" svg:y2="8.215cm" draw:start-shape="id3" draw:start-glue-point="2" svg:d="m16034 4227v2296h8v1692">
          <text:p/>
        </draw:connector>
        <draw:connector draw:style-name="gr7" draw:text-style-name="P1" draw:layer="layout" svg:x1="10.143cm" svg:y1="6.202cm" svg:x2="10.143cm" svg:y2="6.964cm" svg:d="m10143 6202v762">
          <text:p/>
        </draw:connector>
        <draw:custom-shape draw:style-name="gr8" draw:text-style-name="P1" draw:layer="layout" svg:width="0.565cm" svg:height="0.965cm" svg:x="15.775cm" svg:y="7.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1.27cm" svg:x="9.855cm" svg:y="5.1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2.84cm" svg:x="4.276cm" svg:y="5.14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56cm" svg:height="0.962cm" svg:x="5.24cm" svg:y="4.788cm">
          <draw:text-box>
            <text:p>&lt;init&gt;</text:p>
          </draw:text-box>
        </draw:frame>
        <draw:frame draw:style-name="gr9" draw:layer="layout" svg:width="2.648cm" svg:height="0.962cm" svg:x="11.025cm" svg:y="6.385cm">
          <draw:text-box>
            <text:p>add(mi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71" draw:display-name="Gradient 71" draw:style="linear" draw:start-color="#e6e6e6" draw:end-color="#b3b3b3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4c4c4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hrooz Nobakht</meta:initial-creator>
    <meta:creation-date>2011-03-30T11:39:54</meta:creation-date>
    <dc:date>2011-08-12T13:08:01</dc:date>
    <dc:creator>Behrooz Nobakht</dc:creator>
    <meta:editing-duration>PT2H20M9S</meta:editing-duration>
    <meta:editing-cycles>78</meta:editing-cycles>
    <meta:generator>LibreOffice/3.3$Linux LibreOffice_project/330m19$Build-202</meta:generator>
    <meta:document-statistic meta:object-count="15"/>
  </office:meta>
</office:document-meta>
</file>